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3">
      <style:text-properties officeooo:paragraph-rsid="002db50c"/>
    </style:style>
    <style:style style:name="P3" style:family="paragraph" style:parent-style-name="Text_20_body" style:list-style-name="">
      <style:text-properties officeooo:rsid="002c36df" officeooo:paragraph-rsid="002c36df"/>
    </style:style>
    <style:style style:name="P4" style:family="paragraph" style:parent-style-name="Text_20_body" style:list-style-name="L1">
      <style:text-properties officeooo:paragraph-rsid="002c36df"/>
    </style:style>
    <style:style style:name="P5" style:family="paragraph" style:parent-style-name="Text_20_body">
      <style:text-properties officeooo:paragraph-rsid="002c36df"/>
    </style:style>
    <style:style style:name="P6" style:family="paragraph" style:parent-style-name="Text_20_body">
      <style:text-properties officeooo:rsid="002db50c" officeooo:paragraph-rsid="002db50c"/>
    </style:style>
    <style:style style:name="P7" style:family="paragraph" style:parent-style-name="Text_20_body">
      <style:text-properties officeooo:paragraph-rsid="002db50c"/>
    </style:style>
    <style:style style:name="P8" style:family="paragraph" style:parent-style-name="Text_20_body" style:list-style-name="L3">
      <style:text-properties officeooo:paragraph-rsid="002db5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36df" style:font-weight-asian="bold" style:font-weight-complex="bold"/>
    </style:style>
    <style:style style:name="T3" style:family="text">
      <style:text-properties fo:font-weight="bold" officeooo:rsid="002db50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4d29" style:font-weight-asian="normal" style:font-weight-complex="normal"/>
    </style:style>
    <style:style style:name="T6" style:family="text">
      <style:text-properties fo:font-weight="normal" officeooo:rsid="002c36df" style:font-weight-asian="normal" style:font-weight-complex="normal"/>
    </style:style>
    <style:style style:name="T7" style:family="text">
      <style:text-properties fo:font-weight="normal" officeooo:rsid="002db50c" style:font-weight-asian="normal" style:font-weight-complex="normal"/>
    </style:style>
    <style:style style:name="T8" style:family="text">
      <style:text-properties officeooo:rsid="002db50c"/>
    </style:style>
    <style:style style:name="T9" style:family="text">
      <style:text-properties officeooo:rsid="002dc81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5">L</text:span><text:span text:style-name="T4">es adverbes</text:span></text:h>
      <text:h text:style-name="Heading_20_2" text:outline-level="2">Rappel</text:h>
      <text:p text:style-name="P3"><text:span text:style-name="T4">Les adverbes peuvent donner des précisions sur les verbes, adjectifs, d'autres adverbes</text:span></text:p>
      <text:h text:style-name="Heading_20_2" text:outline-level="2">Adverbes de manière</text:h>
      <text:h text:style-name="Heading_20_3" text:outline-level="3">Formation</text:h>
      <text:h text:style-name="Heading_20_4" text:outline-level="4">Règle générale</text:h>
      <text:p text:style-name="P3"><text:span text:style-name="T4">On ajoute </text:span><text:span text:style-name="T1">-ly</text:span><text:span text:style-name="T4"> à la fin de l'adjectif</text:span></text:p>
      <text:h text:style-name="Heading_20_4" text:outline-level="4">Exceptions</text:h>
      <text:p text:style-name="P3"><text:span text:style-name="T4">⚠ Lorsque l'adjectif se termine en</text:span></text:p>
      <text:list xml:id="list2094945893" text:style-name="L1">
        <text:list-item>
          <text:p text:style-name="P4"><text:span text:style-name="T2">-ll,</text:span><text:span text:style-name="T6"> on ajoute </text:span><text:span text:style-name="T2">-y</text:span></text:p>
        </text:list-item>
        <text:list-item>
          <text:p text:style-name="P4"><text:span text:style-name="T2">-ble</text:span><text:span text:style-name="T6">, on remplace le</text:span><text:span text:style-name="T2"> -e par -y</text:span></text:p>
        </text:list-item>
        <text:list-item>
          <text:p text:style-name="P4"><text:span text:style-name="T2">une voyelle + -e</text:span><text:span text:style-name="T6">, on </text:span><text:span text:style-name="T2">remplace -e par -ly</text:span></text:p>
        </text:list-item>
        <text:list-item>
          <text:p text:style-name="P4"><text:span text:style-name="T2">-c</text:span><text:span text:style-name="T6">, on ajoute -</text:span><text:span text:style-name="T2">ally</text:span></text:p>
        </text:list-item>
        <text:list-item>
          <text:p text:style-name="P4"><text:span text:style-name="T2">-y</text:span><text:span text:style-name="T6">, on remplace </text:span><text:span text:style-name="T2">-y par -i</text:span><text:span text:style-name="T6"> puis on ajoute </text:span><text:span text:style-name="T2">-ly</text:span></text:p>
        </text:list-item>
      </text:list>
      <text:p text:style-name="P5"><text:span text:style-name="T6">⚠ </text:span><text:span text:style-name="T2">Good</text:span><text:span text:style-name="T6"> devient </text:span><text:span text:style-name="T2">well</text:span></text:p>
      <text:h text:style-name="Heading_20_2" text:outline-level="2">Adverbes de temps</text:h>
      <text:h text:style-name="Heading_20_3" text:outline-level="3">L'utilisation de Never <text:span text:style-name="T8">(jamais)</text:span> et Hardly ever <text:span text:style-name="T8">(presque jamais)</text:span></text:h>
      <text:p text:style-name="Text_20_body"><text:span text:style-name="T8">Ils s’</text:span>utilisent toujours avec un verbe à la forme <text:span text:style-name="T1">affirmative</text:span></text:p>
      <text:p text:style-name="P7"><text:span text:style-name="T6">⚠ </text:span><text:span text:style-name="T7">hardly utilisé seul signifie « à peine » ou « très peu »</text:span></text:p>
      <text:h text:style-name="P2" text:outline-level="3"><text:span text:style-name="T7">Place de l’adverbe de fréquence dans la phrase</text:span></text:h>
      <text:p text:style-name="P7"><text:span text:style-name="T7">- Toujours placé juste après le verbe </text:span><text:span text:style-name="T3">to be</text:span><text:span text:style-name="T7">.</text:span></text:p>
      <text:p text:style-name="P7"><text:span text:style-name="T7">- Toujours placé juste avant le verbe </text:span><text:span text:style-name="T3">to have</text:span><text:span text:style-name="T7">.</text:span></text:p>
      <text:p text:style-name="P7"><text:span text:style-name="T7">- Toujours placé entre l'</text:span><text:span text:style-name="T3">auxiliaire have</text:span><text:span text:style-name="T7"> et le </text:span><text:span text:style-name="T3">verbe</text:span><text:span text:style-name="T7">.</text:span></text:p>
      <text:h text:style-name="P2" text:outline-level="3"><text:span text:style-name="T7">Fréquence VS nombre de fois</text:span></text:h>
      <text:list xml:id="list2992621715" text:style-name="L3">
        <text:list-item>
          <text:p text:style-name="P8"><text:span text:style-name="T3">How often</text:span><text:span text:style-name="T7"> est une interrogation sur la </text:span><text:span text:style-name="T3">fréquence</text:span><text:span text:style-name="T7">.</text:span></text:p>
        </text:list-item>
        <text:list-item>
          <text:p text:style-name="P8"><text:span text:style-name="T3">How many times</text:span><text:span text:style-name="T7"> est une interrogation sur le </text:span><text:span text:style-name="T3">nombre de fois</text:span><text:span text:style-name="T7">.</text:span></text:p>
        </text:list-item>
      </text:list>
      <text:h text:style-name="Heading_20_2" text:outline-level="2"><text:soft-page-break/>Traductions particulières</text:h>
      <text:h text:style-name="Heading_20_3" text:outline-level="3">Encore</text:h>
      <text:h text:style-name="Heading_20_4" text:outline-level="4">Avec Again</text:h>
      <text:p text:style-name="P6">Lorsque "encore" signifie "de nouveau" ou qu'il implique une répétition</text:p>
      <text:h text:style-name="Heading_20_4" text:outline-level="4">Avec Still</text:h>
      <text:p text:style-name="Text_20_body">Lorsque "encore" signifie que rien n'a changé <text:span text:style-name="T8">ou </text:span>qu'il implique une continuité</text:p>
      <text:h text:style-name="Heading_20_4" text:outline-level="4">Avec Not yet</text:h>
      <text:p text:style-name="Text_20_body">Lorsque "encore" signifie que l'action n'est pas encore accomplie</text:p>
      <text:h text:style-name="Heading_20_4" text:outline-level="4">Avec Yet</text:h>
      <text:p text:style-name="Text_20_body"><text:span text:style-name="T8">Lorsqu’on</text:span> évoque des événements qui ne se sont pas encore produits, mais auxquels on s'attend</text:p>
      <text:h text:style-name="Heading_20_3" text:outline-level="3">Assez</text:h>
      <text:h text:style-name="Heading_20_4" text:outline-level="4">Avec Enough</text:h>
      <text:p text:style-name="Text_20_body"><text:span text:style-name="T9">Lorsque </text:span>"assez", <text:span text:style-name="T9">signifie</text:span> « suffisamment »</text:p>
      <text:p text:style-name="Text_20_body">Lorsque le mot Enough renvoie à un adjectif ou à un verbe, <text:span text:style-name="T9">o</text:span>n utilise la structure <text:span text:style-name="T1">adjectif ou adverbe + enough</text:span>.</text:p>
      <text:p text:style-name="Text_20_body">Lorsque le mot enough renvoie à un nom,<text:span text:style-name="T9">o </text:span>n utilise la structure <text:span text:style-name="T1">Enough + no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1H57M37S</meta:editing-duration>
    <meta:editing-cycles>19</meta:editing-cycles>
    <meta:generator>LibreOffice/7.3.4.2$Linux_X86_64 LibreOffice_project/30$Build-2</meta:generator>
    <dc:title>TST</dc:title>
    <dc:date>2022-07-30T10:45:36.619349142</dc:date>
    <meta:document-statistic meta:table-count="0" meta:image-count="0" meta:object-count="0" meta:page-count="2" meta:paragraph-count="41" meta:word-count="279" meta:character-count="1550" meta:non-whitespace-character-count="1319"/>
    <meta:template xlink:type="simple" xlink:actuate="onRequest" xlink:title="TST" xlink:href="../../../../../.config/libreoffice/4/user/template/TST.ott" meta:date="2022-07-24T14:18:57.807227489"/>
  </office:meta>
</office:document-meta>
</file>